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0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2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5" style:family="paragraph" style:parent-style-name="Text_20_body">
      <style:text-properties officeooo:rsid="00090ecc" officeooo:paragraph-rsid="00090ecc"/>
    </style:style>
    <style:style style:name="P16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7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8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9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0" style:family="paragraph" style:parent-style-name="Table_20_Contents">
      <style:paragraph-properties fo:text-align="center" style:justify-single-word="false"/>
      <style:text-properties officeooo:rsid="0026ce81" officeooo:paragraph-rsid="0026ce81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6ce81" officeooo:paragraph-rsid="0026ce81"/>
    </style:style>
    <style:style style:name="P22" style:family="paragraph" style:parent-style-name="Table_20_Contents">
      <style:paragraph-properties fo:text-align="start" style:justify-single-word="false"/>
      <style:text-properties officeooo:rsid="0026ce81" officeooo:paragraph-rsid="0026ce81"/>
    </style:style>
    <style:style style:name="P23" style:family="paragraph" style:parent-style-name="Table_20_Contents">
      <style:text-properties officeooo:rsid="0026ce81" officeooo:paragraph-rsid="0026ce81"/>
    </style:style>
    <style:style style:name="P24" style:family="paragraph" style:parent-style-name="Table_20_Contents">
      <style:text-properties officeooo:rsid="001f616b" officeooo:paragraph-rsid="001f616b"/>
    </style:style>
    <style:style style:name="P25" style:family="paragraph" style:parent-style-name="Table_20_Contents">
      <style:text-properties officeooo:rsid="0026944a" officeooo:paragraph-rsid="0026ce81"/>
    </style:style>
    <style:style style:name="P26" style:family="paragraph" style:parent-style-name="Table_20_Contents">
      <style:text-properties officeooo:rsid="00278d7e" officeooo:paragraph-rsid="0026ce81"/>
    </style:style>
    <style:style style:name="P27" style:family="paragraph" style:parent-style-name="Table_20_Contents">
      <style:paragraph-properties fo:text-align="start" style:justify-single-word="false"/>
      <style:text-properties officeooo:rsid="0027f6bb" officeooo:paragraph-rsid="0027f6bb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6ce81"/>
    </style:style>
    <style:style style:name="T6" style:family="text">
      <style:text-properties style:text-position="super 58%"/>
    </style:style>
    <style:style style:name="T7" style:family="text">
      <style:text-properties officeooo:rsid="0026a521"/>
    </style:style>
    <style:style style:name="T8" style:family="text">
      <style:text-properties officeooo:rsid="00278d7e"/>
    </style:style>
    <style:style style:name="T9" style:family="text">
      <style:text-properties officeooo:rsid="00296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3">DERBYSHIRE SENIOR CUP </text:p>
            <text:p text:style-name="P14"><text:span text:style-name="T5">SECOND</text:span> ROUND </text:p>
            <text:p text:style-name="P6"/>
            <text:p text:style-name="P21">Saturday January 11<text:span text:style-name="T6">th</text:span> <text:s/>1969</text:p>
            <text:p text:style-name="P21"/>
            <text:p text:style-name="P21">Grange Park Long Eaton</text:p>
            <text:p text:style-name="P5">Kick Off <text:s/><text:span text:style-name="T5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LONG EATON UNITED</text:p>
          </table:table-cell>
          <table:table-cell table:style-name="Table1.A1" office:value-type="string">
            <text:p text:style-name="P20">2-1</text:p>
          </table:table-cell>
          <table:table-cell table:style-name="Table1.A1" office:value-type="string">
            <text:p text:style-name="P20">MATLOCK TOWN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olours :</text:p>
            <text:p text:style-name="P24"/>
            <text:p text:style-name="P25"><text:span text:style-name="T5">Anthony Jones</text:span> <text:s text:c="3"/>GK</text:p>
            <text:p text:style-name="P25"><text:span text:style-name="T7">Terry </text:span>Froggatt</text:p>
            <text:p text:style-name="P25">David Collinson</text:p>
            <text:p text:style-name="P25"><text:span text:style-name="T7">Peter </text:span>Halford</text:p>
            <text:p text:style-name="P25"><text:span text:style-name="T7">Gil </text:span>Rhodes</text:p>
            <text:p text:style-name="P25"><text:span text:style-name="T7">Dennis </text:span>Alexander</text:p>
            <text:p text:style-name="P25"><text:span text:style-name="T7">Anthony </text:span>O’Byrne</text:p>
            <text:p text:style-name="P25"><text:span text:style-name="T7">Stuart </text:span>Grea<text:span text:style-name="T7">sley</text:span></text:p>
            <text:p text:style-name="P25"><text:span text:style-name="T7">Alan </text:span>Mulcahy</text:p>
            <text:p text:style-name="P23">Robin Melbourne</text:p>
            <text:p text:style-name="P23">Tommy Keogh</text:p>
            <text:p text:style-name="P26"/>
            <text:p text:style-name="P26">SUBSTITUTE</text:p>
            <text:p text:style-name="P25"><text:span text:style-name="T7">Richard </text:span>King</text:p>
          </table:table-cell>
          <table:table-cell table:style-name="Table4.A1" office:value-type="string">
            <text:p text:style-name="P24">Colour<text:span text:style-name="T3">s :</text:span></text:p>
            <text:p text:style-name="P24"/>
            <text:p text:style-name="P23"><text:span text:style-name="T9">Peter </text:span>Vardy <text:s text:c="3"/>GK</text:p>
            <text:p text:style-name="P23"><text:span text:style-name="T9">Terry </text:span>Whitham</text:p>
            <text:p text:style-name="P23"><text:span text:style-name="T9">John </text:span>Heaton</text:p>
            <text:p text:style-name="P23"><text:span text:style-name="T9">Vince </text:span>Adams</text:p>
            <text:p text:style-name="P23"><text:span text:style-name="T9">Tom </text:span>Goodwin</text:p>
            <text:p text:style-name="P23">Des Anderson</text:p>
            <text:p text:style-name="P23"><text:span text:style-name="T9">Colin </text:span>Dove</text:p>
            <text:p text:style-name="P23"><text:span text:style-name="T9">Paul </text:span>Leadbeater</text:p>
            <text:p text:style-name="P23">Bill Stark</text:p>
            <text:p text:style-name="P23"><text:span text:style-name="T9">John </text:span>Beresford</text:p>
            <text:p text:style-name="P23"><text:span text:style-name="T9">Dennis </text:span>Purnell</text:p>
            <text:p text:style-name="P23"/>
            <text:p text:style-name="P23"><text:span text:style-name="T8">SUBSTITUTE</text:span> <text:s text:c="2"/></text:p>
            <text:p text:style-name="P23">Taylor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M<text:span text:style-name="T1">anager</text:span></text:p>
            <text:p text:style-name="P22">Anthony Watson</text:p>
            <text:p text:style-name="P18"/>
            <text:p text:style-name="P7">Referee</text:p>
            <text:p text:style-name="P11">M<text:span text:style-name="T2">r </text:span><text:span text:style-name="T4"><text:s/></text:span><text:span text:style-name="T5">M A Gilbert (Chaddesden)</text:span></text:p>
            <text:p text:style-name="P10"/>
            <text:p text:style-name="P17">Linesmen</text:p>
            <text:p text:style-name="P10"/>
            <text:p text:style-name="P12">Half Time <text:s text:c="3"/><text:span text:style-name="T5">1-1</text:span></text:p>
            <text:p text:style-name="P12"/>
            <text:p text:style-name="P7">Attendance <text:s/><text:span text:style-name="T5">422</text:span></text:p>
          </table:table-cell>
          <table:table-cell table:style-name="Table6.A1" office:value-type="string">
            <text:p text:style-name="P19">M<text:span text:style-name="T1">anager</text:span></text:p>
            <text:p text:style-name="P27">Ian Swift</text:p>
            <text:p text:style-name="P18"/>
            <text:p text:style-name="P9"/>
            <text:p text:style-name="P8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Beresford</text:p>
            <text:p text:style-name="P25"><text:span text:style-name="T7">Peter </text:span>Halford</text:p>
            <text:p text:style-name="P25"><text:span text:style-name="T7">Stuart </text:span>Grea<text:span text:style-name="T7">sley</text:span></text:p>
          </table:table-cell>
          <table:table-cell table:style-name="Table3.A1" office:value-type="string">
            <text:p text:style-name="P23">20 min <text:s text:c="5"/>0-1</text:p>
            <text:p text:style-name="P23">45 min <text:s text:c="5"/>1-1</text:p>
            <text:p text:style-name="P23">89 min <text:s text:c="5"/>2-1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13T19:26:59.723000000</dc:date>
    <meta:editing-duration>PT11H33M29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51" meta:word-count="109" meta:character-count="675" meta:non-whitespace-character-count="584"/>
  </office:meta>
</office:document-meta>
</file>